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agonist</text:p>
      <text:p text:style-name="P1">Middle-aged, slightly oversized pinstripe near-black suit, white shirt, red tie, hair short but not well-kempt. Wife (Clara) and kids (Mike, Suzy) left him less than a year back. Has his old family's old house all to himself.</text:p>
      <text:p text:style-name="P1">Carries around a briefcase everywhere (acting as an inventory). Normally works a desk job at a detective agency.</text:p>
      <text:p text:style-name="P1"/>
      <text:p text:style-name="P1">Jenny</text:p>
      <text:p text:style-name="P1">10-ish girl, blonde pigtails with light blue scrunchies, pink t-shirt, green/lime hot-pants with white side stripes and edges. Skates around the neighborhood on her rollerblades with her leashed Yorkshire terr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1:02:20.06</meta:creation-date>
    <dc:date>2012-04-03T17:57:59.45</dc:date>
    <meta:editing-duration>PT53S</meta:editing-duration>
    <meta:editing-cycles>5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5" meta:word-count="87" meta:character-count="566" meta:non-whitespace-character-count="484"/>
  </office:meta>
</office:document-meta>
</file>